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1.151cm" fo:min-width="2.846cm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5.1cm"/>
    </style:style>
    <style:style style:name="gr3" style:family="graphic" style:parent-style-name="standard">
      <style:graphic-properties draw:textarea-horizontal-align="justify" draw:textarea-vertical-align="middle" draw:auto-grow-height="false" fo:min-height="1.85cm" fo:min-width="2.85cm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0.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none" draw:textarea-vertical-align="middle" draw:auto-grow-height="false" fo:min-height="10.556cm" fo:min-width="0.04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6cm" svg:height="11.4cm" svg:x="7.7cm" svg:y="9.5cm">
          <text:p text:style-name="P1">Listes des</text:p>
          <text:p text:style-name="P1">taches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" draw:text-style-name="P1" draw:layer="layout" svg:width="5.6cm" svg:height="1.4cm" svg:x="7.7cm" svg:y="4.3cm">
          <text:p text:style-name="P1">Nouvelle tach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3.35cm" svg:height="2.1cm" svg:x="8.85cm" svg:y="21.8cm">
          <text:p text:style-name="P1">Tache</text:p>
          <text:p text:style-name="P1">actuel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2.8cm" svg:height="3cm" draw:transform="rotate (-0.782605636594258) translate (17.715cm 23.5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58.5505176722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12.5cm" svg:y1="23.5cm" svg:x2="16.1cm" svg:y2="25cm">
          <text:p/>
        </draw:line>
        <draw:line draw:style-name="gr5" draw:text-style-name="P2" draw:layer="layout" svg:x1="10.5cm" svg:y1="5.6cm" svg:x2="10.5cm" svg:y2="9.5cm">
          <text:p/>
        </draw:line>
        <draw:custom-shape draw:style-name="gr6" draw:text-style-name="P2" draw:layer="layout" svg:width="1.5cm" svg:height="11.4cm" svg:x="5.8cm" svg:y="9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3" draw:layer="layout" svg:width="3.6cm" svg:height="1.673cm" svg:x="2.4cm" svg:y="14.2cm">
          <draw:text-box>
            <text:p>Taches en attente</text:p>
          </draw:text-box>
        </draw:frame>
        <draw:frame draw:style-name="gr7" draw:text-style-name="P3" draw:layer="layout" svg:width="5.3cm" svg:height="2.384cm" svg:x="3.2cm" svg:y="6.1cm">
          <draw:text-box>
            <text:p>Les nouvelles taches sont ajouter a la fin</text:p>
          </draw:text-box>
        </draw:frame>
        <draw:frame draw:style-name="gr7" draw:text-style-name="P3" draw:layer="layout" svg:width="5.5cm" svg:height="2.384cm" svg:x="10.9cm" svg:y="25.416cm">
          <draw:text-box>
            <text:p>Les taches effectuer son retirées</text:p>
          </draw:text-box>
        </draw:frame>
        <draw:frame draw:style-name="gr8" draw:text-style-name="P3" draw:layer="layout" svg:width="6.4cm" svg:height="2.384cm" svg:x="13.6cm" svg:y="4.6cm">
          <draw:text-box>
            <text:p>Objet</text:p>
            <text:p>(Structure ou Entité)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0T12:14:55.800000000</meta:creation-date>
    <meta:generator>LibreOffice/5.0.4.2$Windows_x86 LibreOffice_project/2b9802c1994aa0b7dc6079e128979269cf95bc78</meta:generator>
    <dc:date>2016-04-20T12:30:29.531000000</dc:date>
    <meta:editing-duration>PT15M33S</meta:editing-duration>
    <meta:editing-cycles>1</meta:editing-cycles>
    <meta:document-statistic meta:object-count="11"/>
  </office:meta>
</office:document-meta>
</file>